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159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Ds_mapping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mission_type_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erg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g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bor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uma 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t Mapp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charge_disposition_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charged to ho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charged/transferred to another short term hospi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charged/transferred to S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charged/transferred to IC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charged/transferred to another type of inpatient care institu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charged/transferred to home with home health serv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ft A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charged/transferred to home under care of Home IV provid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mitted as an inpatient to this hospit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onate discharged to another hospital for neonatal afterca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pir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ill patient or expected to return for outpatient servic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spice / ho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spice / medical facili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harged/transferred within this institution to Medicare approved swing b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scharged/transferred/referred another institution for outpatient servic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scharged/transferred/referred to this institution for outpatient servic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ired at home. Medicaid only, hospice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pired in a medical facility. Medicaid only, hospice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ired, place unknown. Medicaid only, hospice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charged/transferred to another rehab fac including rehab units of a hospital 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scharged/transferred to a long term care hospital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scharged/transferred to a nursing facility certified under Medicaid but not certified under Medicare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t Mappe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nknown/Invali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scharged/transferred to another Type of Health Care Institution not Defined Elsewher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scharged/transferred to a federal health care facility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scharged/transferred/referred to a psychiatric hospital of psychiatric distinct part unit of a hospit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scharged/transferred to a Critical Access Hospital (CAH)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mission_source_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Physician Referr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nic Referr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MO Referr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nsfer from a hospi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Transfer from a Skilled Nursing Facility (SNF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Transfer from another health care facil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Emergency Ro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Court/Law Enforcem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Not Availa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Transfer from critial access hospit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mal Delive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Premature Delive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ick Bab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Extramural Birt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Transfer From Another Home Health Agenc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admission to Same Home Health Agenc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Not Mapp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known/Invali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Transfer from hospital inpt/same fac reslt in a sep clai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Born inside this hospit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Born outside this hospit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Transfer from Ambulatory Surgery Cent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nsfer from Hosp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2" meta:object-count="0"/>
    <meta:generator>LibreOffice/5.1.3.2$Linux_X86_64 LibreOffice_project/10m0$Build-2</meta:generator>
  </office:meta>
</office:document-meta>
</file>